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7.987cm" fo:min-width="15.674cm" fo:padding-top="0.134cm" fo:padding-bottom="0.134cm" fo:padding-left="0.259cm" fo:padding-right="0.259cm"/>
    </style:style>
    <style:style style:name="gr7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6.717cm" fo:min-width="15.675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6.717cm" fo:min-width="5.197cm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8.792cm" fo:min-width="11.464cm" fo:padding-top="0.134cm" fo:padding-bottom="0.134cm" fo:padding-left="0.259cm" fo:padding-right="0.259cm"/>
    </style:style>
    <style:style style:name="gr1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20.387cm" fo:min-width="39.512cm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b66c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loext:graphic-properties draw:fill-color="#dee7e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e994"/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0.788cm" svg:y="8.85cm">
          <text:p text:style-name="P1"><text:span text:style-name="T1">MC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14.373cm" svg:y="14.195cm">
          <text:p text:style-name="P3">GPS Modul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7.603cm" svg:y="6.25cm">
          <text:p text:style-name="P3">RF Module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4.445cm" svg:height="2.54cm" svg:x="2.105cm" svg:y="2.74cm">
          <text:p text:style-name="P3">Main Antenna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445cm" svg:height="2.54cm" svg:x="14.372cm" svg:y="17.37cm">
          <text:p text:style-name="P3">GPS Antenna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048cm" svg:y1="7.52cm" svg:x2="23.01cm" svg:y2="8.85cm" draw:start-shape="id1" draw:start-glue-point="1" draw:end-shape="id2" draw:end-glue-point="0" svg:d="M12048 7520h10962v1330" svg:viewBox="0 0 10963 1331">
          <text:p/>
        </draw:connector>
        <draw:connector draw:style-name="gr4" draw:text-style-name="P6" draw:layer="layout" draw:line-skew="-0.046cm" svg:x1="16.595cm" svg:y1="14.195cm" svg:x2="23.01cm" svg:y2="11.39cm" draw:start-shape="id3" draw:start-glue-point="0" draw:end-shape="id2" draw:end-glue-point="2" svg:d="M16595 14195v-1448h6415v-1357" svg:viewBox="0 0 6416 2806">
          <text:p/>
        </draw:connector>
        <draw:custom-shape draw:style-name="gr2" draw:text-style-name="P7" xml:id="id5" draw:id="id5" draw:layer="layout" svg:width="4.445cm" svg:height="2.54cm" svg:x="3.503cm" svg:y="14.195cm">
          <text:p text:style-name="P1"><text:span text:style-name="T1">Motor Driver / Sen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4.445cm" svg:height="2.54cm" svg:x="8.988cm" svg:y="14.195cm">
          <text:p text:style-name="P1"><text:span text:style-name="T1">IMU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6.595cm" svg:y1="16.735cm" svg:x2="16.594cm" svg:y2="17.37cm" draw:start-shape="id3" draw:start-glue-point="2" draw:end-shape="id4" draw:end-glue-point="0" svg:d="M16595 16735v318h-1v317" svg:viewBox="0 0 2 636">
          <text:p/>
        </draw:connector>
        <draw:connector draw:style-name="gr4" draw:text-style-name="P6" draw:layer="layout" draw:line-skew="-0.046cm" svg:x1="23.01cm" svg:y1="11.39cm" svg:x2="5.725cm" svg:y2="14.195cm" draw:start-shape="id2" draw:start-glue-point="2" draw:end-shape="id5" draw:end-glue-point="0" svg:d="M23010 11390v1357h-17285v1448" svg:viewBox="0 0 17286 2806">
          <text:p/>
        </draw:connector>
        <draw:connector draw:style-name="gr4" draw:text-style-name="P6" draw:layer="layout" draw:line-skew="-0.046cm" svg:x1="11.21cm" svg:y1="14.195cm" svg:x2="23.01cm" svg:y2="11.39cm" draw:start-shape="id6" draw:start-glue-point="0" draw:end-shape="id2" draw:end-glue-point="2" svg:d="M11210 14195v-1448h11800v-1357" svg:viewBox="0 0 11801 2806">
          <text:p/>
        </draw:connector>
        <draw:custom-shape draw:style-name="gr2" draw:text-style-name="P4" xml:id="id8" draw:id="id8" draw:layer="layout" svg:width="4.445cm" svg:height="2.54cm" svg:x="13.088cm" svg:y="2.747cm">
          <text:p text:style-name="P3">Radiosonde Rece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4.445cm" svg:height="2.54cm" svg:x="7.603cm" svg:y="2.74cm">
          <text:p text:style-name="P3">RF Switch / Connector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9.825cm" svg:y1="5.28cm" svg:x2="9.825cm" svg:y2="6.25cm" draw:start-shape="id7" draw:start-glue-point="2" draw:end-shape="id1" draw:end-glue-point="0" svg:d="M9825 5280v970" svg:viewBox="0 0 1 971">
          <text:p/>
        </draw:connector>
        <draw:connector draw:style-name="gr4" draw:text-style-name="P6" draw:layer="layout" svg:x1="12.048cm" svg:y1="4.01cm" svg:x2="13.088cm" svg:y2="4.017cm" draw:start-shape="id7" draw:start-glue-point="1" draw:end-shape="id8" draw:end-glue-point="3" svg:d="M12048 4010h519v7h521" svg:viewBox="0 0 1041 8">
          <text:p/>
        </draw:connector>
        <draw:connector draw:style-name="gr4" draw:text-style-name="P6" draw:layer="layout" svg:x1="6.55cm" svg:y1="4.01cm" svg:x2="7.603cm" svg:y2="4.01cm" draw:start-shape="id9" draw:start-glue-point="1" draw:end-shape="id7" draw:end-glue-point="3" svg:d="M6550 4010h1053" svg:viewBox="0 0 1054 1">
          <text:p/>
        </draw:connector>
        <draw:custom-shape draw:style-name="gr1" draw:text-style-name="P2" draw:layer="layout" svg:width="4.445cm" svg:height="2.54cm" svg:x="31.842cm" svg:y="13.565cm"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.192cm" svg:height="8.255cm" svg:x="3.027cm" svg:y="12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6.193cm" svg:height="6.985cm" svg:x="1.717cm" svg:y="2.27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5.54cm" svg:height="0.962cm" svg:x="2.052cm" svg:y="1.335cm">
          <draw:text-box>
            <text:p text:style-name="P6"><text:span text:style-name="T2">Communicati</text:span><text:span text:style-name="T2">on</text:span></text:p>
          </draw:text-box>
        </draw:frame>
        <draw:frame draw:style-name="gr9" draw:text-style-name="P11" draw:layer="layout" svg:width="5.397cm" svg:height="0.806cm" svg:x="23.22cm" svg:y="15.535cm">
          <draw:text-box>
            <text:p text:style-name="P10"><text:span text:style-name="T3">USB / Bluetooth</text:span></text:p>
          </draw:text-box>
        </draw:frame>
        <draw:frame draw:style-name="gr10" draw:text-style-name="P11" xml:id="id10" draw:id="id10" draw:layer="layout" svg:width="4.445cm" svg:height="0.806cm" svg:x="19.615cm" svg:y="3.612cm">
          <draw:text-box>
            <text:p text:style-name="P10"><text:span text:style-name="T3">To PC or MCU</text:span></text:p>
          </draw:text-box>
        </draw:frame>
        <draw:connector draw:style-name="gr11" draw:text-style-name="P8" draw:layer="layout" draw:type="line" svg:x1="17.533cm" svg:y1="4.017cm" svg:x2="19.615cm" svg:y2="4.015cm" draw:start-shape="id8" draw:start-glue-point="1" draw:end-shape="id10" draw:end-glue-point="3" svg:d="M17533 4017l2082-2" svg:viewBox="0 0 2083 3">
          <text:p/>
        </draw:connector>
        <draw:custom-shape draw:style-name="gr6" draw:text-style-name="P8" draw:layer="layout" svg:width="16.192cm" svg:height="8.255cm" svg:x="3.027cm" svg:y="12.2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034cm" svg:height="0.962cm" svg:x="3.063cm" svg:y="11.295cm">
          <draw:text-box>
            <text:p text:style-name="P6"><text:span text:style-name="T2">Steering/</text:span><text:span text:style-name="T2">Positioni</text:span><text:span text:style-name="T2">ng</text:span></text:p>
          </draw:text-box>
        </draw:frame>
        <draw:custom-shape draw:style-name="gr6" draw:text-style-name="P8" draw:layer="layout" svg:width="16.192cm" svg:height="8.255cm" svg:x="3.023cm" svg:y="12.2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.715cm" svg:height="0.962cm" svg:x="31.192cm" svg:y="11.833cm">
          <draw:text-box>
            <text:p text:style-name="P6"><text:span text:style-name="T2">Monitoring</text:span></text:p>
          </draw:text-box>
        </draw:frame>
        <draw:custom-shape draw:style-name="gr2" draw:text-style-name="P4" draw:layer="layout" svg:width="4.445cm" svg:height="2.54cm" svg:x="31.842cm" svg:y="16.74cm">
          <text:p text:style-name="P3">GUI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19" draw:id="id19" draw:layer="layout" svg:width="5.715cm" svg:height="6.985cm" svg:x="31.19cm" svg:y="12.9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2.382cm" svg:height="0.962cm" svg:x="27.705cm" svg:y="1.138cm">
          <draw:text-box>
            <text:p text:style-name="P6"><text:span text:style-name="T2">Power</text:span></text:p>
          </draw:text-box>
        </draw:frame>
        <draw:custom-shape draw:style-name="gr13" draw:text-style-name="P8" draw:layer="layout" svg:width="11.982cm" svg:height="9.06cm" svg:x="28.105cm" svg:y="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xml:id="id11" draw:id="id11" draw:layer="layout" svg:width="4.445cm" svg:height="2.54cm" svg:x="35.125cm" svg:y="3.74cm">
          <text:p text:style-name="P3">Vehicle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4.445cm" svg:height="2.54cm" svg:x="28.71cm" svg:y="8.12cm">
          <text:p text:style-name="P3">3V3 Regulator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.445cm" svg:height="2.54cm" svg:x="35.107cm" svg:y="8.12cm">
          <text:p text:style-name="P3">5V Regulator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4.445cm" svg:height="2.54cm" svg:x="28.722cm" svg:y="3.74cm">
          <text:p text:style-name="P3">24V Boost Converter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35.125cm" svg:y1="5.01cm" svg:x2="33.167cm" svg:y2="5.01cm" draw:start-shape="id11" draw:start-glue-point="3" draw:end-shape="id12" draw:end-glue-point="1" svg:d="M35125 5010h-1958" svg:viewBox="0 0 1959 1">
          <text:p/>
        </draw:connector>
        <draw:frame draw:style-name="gr10" draw:text-style-name="P13" draw:layer="layout" svg:width="2.223cm" svg:height="0.806cm" svg:x="32.984cm" svg:y="4.21cm">
          <draw:text-box>
            <text:p text:style-name="P6"><text:span text:style-name="T3">+12V</text:span></text:p>
          </draw:text-box>
        </draw:frame>
        <draw:connector draw:style-name="gr15" draw:text-style-name="P8" draw:layer="layout" draw:type="line" svg:x1="37.347cm" svg:y1="6.28cm" svg:x2="37.329cm" svg:y2="8.12cm" draw:start-shape="id11" draw:start-glue-point="2" draw:end-shape="id13" draw:end-glue-point="0" svg:d="M37347 6280l-18 1840" svg:viewBox="0 0 19 1841">
          <text:p/>
        </draw:connector>
        <draw:frame draw:style-name="gr16" draw:text-style-name="P13" draw:layer="layout" svg:width="2.223cm" svg:height="0.952cm" svg:x="37.012cm" svg:y="6.833cm">
          <draw:text-box>
            <text:p text:style-name="P6"><text:span text:style-name="T3">+12V</text:span></text:p>
          </draw:text-box>
        </draw:frame>
        <draw:connector draw:style-name="gr17" draw:text-style-name="P8" xml:id="id17" draw:id="id17" draw:layer="layout" draw:type="line" svg:x1="35.107cm" svg:y1="9.39cm" svg:x2="33.155cm" svg:y2="9.39cm" draw:start-shape="id13" draw:start-glue-point="3" draw:end-shape="id14" draw:end-glue-point="1" svg:d="M35107 9390h-1952" svg:viewBox="0 0 1953 1">
          <text:p/>
        </draw:connector>
        <draw:frame draw:style-name="gr16" draw:text-style-name="P13" xml:id="id18" draw:id="id18" draw:layer="layout" svg:width="2.223cm" svg:height="0.952cm" svg:x="33.015cm" svg:y="6.85cm">
          <draw:text-box>
            <text:p text:style-name="P6"><text:span text:style-name="T3">+5V</text:span></text:p>
          </draw:text-box>
        </draw:frame>
        <draw:frame draw:style-name="gr10" draw:text-style-name="P13" xml:id="id15" draw:id="id15" draw:layer="layout" svg:width="2.223cm" svg:height="0.806cm" svg:x="29.824cm" svg:y="6.85cm">
          <draw:text-box>
            <text:p text:style-name="P6"><text:span text:style-name="T3">+3V3</text:span></text:p>
          </draw:text-box>
        </draw:frame>
        <draw:connector draw:style-name="gr18" draw:text-style-name="P8" draw:layer="layout" draw:type="line" svg:x1="30.932cm" svg:y1="8.12cm" svg:x2="30.935cm" svg:y2="7.656cm" draw:start-shape="id14" draw:start-glue-point="0" draw:end-shape="id15" draw:end-glue-point="2" svg:d="M30932 8120l3-464" svg:viewBox="0 0 4 465">
          <text:p/>
        </draw:connector>
        <draw:frame draw:style-name="gr10" draw:text-style-name="P13" xml:id="id16" draw:id="id16" draw:layer="layout" svg:width="2.223cm" svg:height="0.806cm" svg:x="29.827cm" svg:y="2.405cm">
          <draw:text-box>
            <text:p text:style-name="P6"><text:span text:style-name="T3">+24V</text:span></text:p>
          </draw:text-box>
        </draw:frame>
        <draw:connector draw:style-name="gr19" draw:text-style-name="P8" draw:layer="layout" draw:type="line" svg:x1="30.944cm" svg:y1="3.74cm" svg:x2="30.938cm" svg:y2="3.211cm" draw:start-shape="id12" draw:start-glue-point="0" draw:end-shape="id16" draw:end-glue-point="2" svg:d="M30944 3740l-6-529" svg:viewBox="0 0 7 530">
          <text:p/>
        </draw:connector>
        <draw:frame draw:style-name="gr20" draw:text-style-name="P14" draw:layer="layout" svg:width="3.04cm" svg:height="0.645cm" svg:x="22.807cm" svg:y="8.192cm">
          <draw:text-box>
            <text:p text:style-name="P6"><text:span text:style-name="T4">+3</text:span><text:span text:style-name="T4">V3</text:span><text:span text:style-name="T4">/+</text:span><text:span text:style-name="T4">5V</text:span></text:p>
          </draw:text-box>
        </draw:frame>
        <draw:frame draw:style-name="gr10" draw:text-style-name="P13" draw:layer="layout" svg:width="2.223cm" svg:height="0.806cm" svg:x="5.979cm" svg:y="13.412cm">
          <draw:text-box>
            <text:p text:style-name="P6"><text:span text:style-name="T3">+</text:span><text:span text:style-name="T5">24V</text:span></text:p>
          </draw:text-box>
        </draw:frame>
        <draw:frame draw:style-name="gr20" draw:text-style-name="P14" draw:layer="layout" svg:width="3.04cm" svg:height="0.645cm" svg:x="16.457cm" svg:y="13.559cm">
          <draw:text-box>
            <text:p text:style-name="P6"><text:span text:style-name="T4">+3V3/+5V</text:span></text:p>
          </draw:text-box>
        </draw:frame>
        <draw:frame draw:style-name="gr20" draw:text-style-name="P14" draw:layer="layout" svg:width="3.04cm" svg:height="0.645cm" svg:x="11.025cm" svg:y="13.52cm">
          <draw:text-box>
            <text:p text:style-name="P6"><text:span text:style-name="T4">+3V3/+5V</text:span></text:p>
          </draw:text-box>
        </draw:frame>
        <draw:frame draw:style-name="gr20" draw:text-style-name="P14" draw:layer="layout" svg:width="3.04cm" svg:height="0.645cm" svg:x="9.555cm" svg:y="5.645cm">
          <draw:text-box>
            <text:p text:style-name="P6"><text:span text:style-name="T4">+3V3/+5V</text:span></text:p>
          </draw:text-box>
        </draw:frame>
        <draw:connector draw:style-name="gr21" draw:text-style-name="P8" draw:layer="layout" draw:type="line" svg:x1="34.131cm" svg:y1="9.39cm" svg:x2="34.126cm" svg:y2="7.802cm" draw:start-shape="id17" draw:start-glue-point="0" draw:end-shape="id18" draw:end-glue-point="2" svg:d="M34131 9390l-5-1588" svg:viewBox="0 0 6 1589">
          <text:p/>
        </draw:connector>
        <draw:custom-shape draw:style-name="gr22" draw:text-style-name="P8" draw:layer="layout" svg:width="40.012cm" svg:height="20.637cm" svg:x="1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3.01cm" svg:y1="11.39cm" svg:x2="31.19cm" svg:y2="16.422cm" draw:start-shape="id2" draw:start-glue-point="2" draw:end-shape="id19" draw:end-glue-point="3" svg:d="M23010 11390v5032h8180" svg:viewBox="0 0 8181 50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31:47.185228081</meta:creation-date>
    <dc:date>2023-09-28T13:54:28.018497961</dc:date>
    <meta:editing-duration>PT38M23S</meta:editing-duration>
    <meta:editing-cycles>13</meta:editing-cycles>
    <meta:generator>LibreOffice/7.3.7.2$Linux_X86_64 LibreOffice_project/30$Build-2</meta:generator>
    <meta:print-date>2023-09-28T13:48:10.027111443</meta:print-date>
    <meta:document-statistic meta:object-count="54"/>
  </office:meta>
</office:document-meta>
</file>